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.getB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ircularReferencesTest.test_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ircularReferencesTest.test_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B.B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.A( B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.setB( B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.B( A 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ircularReferencesTest.test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B.setA( A 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.ge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.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